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72cm" fo:min-width="1.622cm"/>
      <style:paragraph-properties style:writing-mode="lr-tb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1.872cm" fo:min-width="1.622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872cm" fo:min-width="1.622cm"/>
      <style:paragraph-properties style:writing-mode="lr-tb"/>
    </style:style>
    <style:style style:name="gr5" style:family="graphic" style:parent-style-name="standard">
      <style:graphic-properties draw:fill-color="#804000" draw:textarea-horizontal-align="justify" draw:textarea-vertical-align="middle" draw:auto-grow-height="false" fo:min-height="1.872cm" fo:min-width="1.622cm"/>
      <style:paragraph-properties style:writing-mode="lr-tb"/>
    </style:style>
    <style:style style:name="gr6" style:family="graphic" style:parent-style-name="standard">
      <style:graphic-properties draw:fill="solid" draw:fill-color="#5599dd" draw:gradient-step-count="0" draw:textarea-horizontal-align="justify" draw:textarea-vertical-align="middle" draw:auto-grow-height="false" fo:min-height="1.872cm" fo:min-width="1.622cm"/>
      <style:paragraph-properties style:writing-mode="lr-tb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1.872cm" fo:min-width="1.622cm"/>
      <style:paragraph-properties style:writing-mode="lr-tb"/>
    </style:style>
    <style:style style:name="gr8" style:family="graphic" style:parent-style-name="standard">
      <style:graphic-properties draw:fill-color="#ff00ff" draw:textarea-horizontal-align="justify" draw:textarea-vertical-align="middle" draw:auto-grow-height="false" fo:min-height="1.872cm" fo:min-width="1.622cm"/>
      <style:paragraph-properties style:writing-mode="lr-tb"/>
    </style:style>
    <style:style style:name="gr9" style:family="graphic" style:parent-style-name="standard">
      <style:graphic-properties draw:fill-color="#ffdd00" draw:textarea-horizontal-align="justify" draw:textarea-vertical-align="middle" draw:auto-grow-height="false" fo:min-height="1.872cm" fo:min-width="1.622cm"/>
      <style:paragraph-properties style:writing-mode="lr-tb"/>
    </style:style>
    <style:style style:name="gr10" style:family="graphic" style:parent-style-name="objectwithoutfill">
      <style:graphic-properties svg:stroke-width="0.05cm" svg:stroke-color="#ff8000" draw:marker-start-width="0.28cm" draw:marker-end="Puntas_20_de_20_flecha_20_2" draw:marker-end-width="0.38cm" draw:fill="none" draw:fill-color="#729fc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8000" draw:marker-start-width="0.28cm" draw:marker-end="Puntas_20_de_20_flecha_20_3" draw:marker-end-width="0.38cm" draw:fill="none" draw:fill-color="#729fc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0000" draw:marker-start-width="0.28cm" draw:marker-end="Puntas_20_de_20_flecha_20_17" draw:marker-end-width="0.38cm" draw:fill="none" draw:fill-color="#729fc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4000" draw:marker-start-width="0.28cm" draw:marker-end="Puntas_20_de_20_flecha_20_28" draw:marker-end-width="0.38cm" draw:fill="none" draw:fill-color="#729fc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ff" draw:marker-start-width="0.28cm" draw:marker-end="Puntas_20_de_20_flecha_20_30" draw:marker-end-width="0.38cm" draw:fill="none" draw:fill-color="#729fc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ff" draw:marker-start-width="0.28cm" draw:marker-end="Puntas_20_de_20_flecha_20_32" draw:marker-end-width="0.38cm" draw:fill="none" draw:fill-color="#729fc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ff" draw:marker-start-width="0.28cm" draw:marker-end="Puntas_20_de_20_flecha_20_33" draw:marker-end-width="0.38cm" draw:fill="none" draw:fill-color="#729fc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8000" draw:marker-start-width="0.28cm" draw:marker-end="Puntas_20_de_20_flecha_20_34" draw:marker-end-width="0.38cm" draw:fill="none" draw:fill-color="#729fcf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8000" draw:marker-start-width="0.28cm" draw:marker-end="Puntas_20_de_20_flecha_20_35" draw:marker-end-width="0.38cm" draw:fill="none" draw:fill-color="#729fcf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8000" draw:marker-start-width="0.28cm" draw:marker-end="Puntas_20_de_20_flecha_20_36" draw:marker-end-width="0.38cm" draw:fill="none" draw:fill-color="#729fcf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8000" draw:marker-start-width="0.28cm" draw:marker-end="Puntas_20_de_20_flecha_20_38" draw:marker-end-width="0.38cm" draw:fill="none" draw:fill-color="#729fcf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ffff" draw:marker-start-width="0.28cm" draw:marker-end="Puntas_20_de_20_flecha_20_44" draw:marker-end-width="0.38cm" draw:fill="none" draw:fill-color="#729fc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99dd" draw:marker-start-width="0.28cm" draw:marker-end="Puntas_20_de_20_flecha_20_45" draw:marker-end-width="0.38cm" draw:fill="none" draw:fill-color="#729fcf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ffff" draw:marker-start-width="0.28cm" draw:marker-end="Puntas_20_de_20_flecha_20_46" draw:marker-end-width="0.38cm" draw:fill="none" draw:fill-color="#729fcf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5599dd" draw:marker-start-width="0.28cm" draw:marker-end="Puntas_20_de_20_flecha_20_47" draw:marker-end-width="0.38cm" draw:fill="none" draw:fill-color="#729fc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8000" draw:marker-start-width="0.28cm" draw:marker-end="Puntas_20_de_20_flecha_20_48" draw:marker-end-width="0.38cm" draw:fill="none" draw:fill-color="#729fcf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ff00ff" draw:marker-start-width="0.28cm" draw:marker-end="Puntas_20_de_20_flecha_20_52" draw:marker-end-width="0.38cm" draw:fill="none" draw:fill-color="#729fcf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00ff" draw:marker-start-width="0.28cm" draw:marker-end="Puntas_20_de_20_flecha_20_53" draw:marker-end-width="0.38cm" draw:fill="none" draw:fill-color="#729fcf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ff0000" draw:marker-start-width="0.28cm" draw:marker-end="Puntas_20_de_20_flecha_20_54" draw:marker-end-width="0.38cm" draw:fill="none" draw:fill-color="#729fcf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ffff" draw:marker-start-width="0.28cm" draw:marker-end="Puntas_20_de_20_flecha_20_56" draw:marker-end-width="0.38cm" draw:fill="none" draw:fill-color="#729fc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8000" draw:marker-start-width="0.28cm" draw:marker-end="Puntas_20_de_20_flecha_20_57" draw:marker-end-width="0.38cm" draw:fill="none" draw:fill-color="#729fcf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04000" draw:marker-start-width="0.28cm" draw:marker-end="Puntas_20_de_20_flecha_20_58" draw:marker-end-width="0.38cm" draw:fill="none" draw:fill-color="#729fc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804000" draw:marker-start-width="0.28cm" draw:marker-end="Puntas_20_de_20_flecha_20_51" draw:marker-end-width="0.38cm" draw:fill="none" draw:fill-color="#729fc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ffdd00" draw:marker-start-width="0.28cm" draw:marker-end="Puntas_20_de_20_flecha_20_55" draw:marker-end-width="0.38cm" draw:fill="none" draw:fill-color="#729fcf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2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0000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background-color="transparent"/>
    </style:style>
    <style:style style:name="P6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 fo:background-color="transparent"/>
    </style:style>
    <style:style style:name="P7" style:family="paragraph">
      <loext:graphic-properties draw:fill-color="#ff0000"/>
      <style:paragraph-properties fo:text-align="center" style:writing-mode="lr-tb"/>
      <style:text-properties fo:color="#ffffff" loext:opacity="100%" loext:color-lum-mod="100%" loext:color-lum-off="0%"/>
    </style:style>
    <style:style style:name="P8" style:family="paragraph">
      <loext:graphic-properties draw:fill-color="#804000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="solid" draw:fill-color="#5599dd" draw:gradient-step-count="0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loext:graphic-properties draw:fill="solid" draw:fill-color="#00ccff"/>
      <style:paragraph-properties fo:text-align="center" style:writing-mode="lr-tb"/>
      <style:text-properties fo:color="#ffffff" loext:opacity="100%" loext:color-lum-mod="100%" loext:color-lum-off="0%"/>
    </style:style>
    <style:style style:name="P11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-color="#ff00ff"/>
      <style:paragraph-properties fo:text-align="center" style:writing-mode="lr-tb"/>
      <style:text-properties fo:color="#ffffff" loext:opacity="100%" loext:color-lum-mod="100%" loext:color-lum-off="0%"/>
    </style:style>
    <style:style style:name="P13" style:family="paragraph">
      <loext:graphic-properties draw:fill-color="#ffdd00"/>
      <style:paragraph-properties fo:text-align="center" style:writing-mode="lr-tb"/>
      <style:text-properties fo:color="#ffffff" loext:opacity="100%" loext:color-lum-mod="100%" loext:color-lum-off="0%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-color="#ffdd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/>
    </style:style>
    <style:style style:name="T1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3cm" svg:x="20cm" svg:y="4cm">
          <text:p text:style-name="P1"><text:span text:style-name="T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3cm" svg:height="3cm" svg:x="12cm" svg:y="10cm">
          <text:p text:style-name="P3"><text:span text:style-name="T1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3cm" svg:height="3cm" svg:x="24cm" svg:y="10cm">
          <text:p text:style-name="P5"><text:span text:style-name="T2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cm" svg:height="3cm" svg:x="8cm" svg:y="10cm">
          <text:p text:style-name="P1"><text:span text:style-name="T1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3cm" svg:height="3cm" svg:x="16cm" svg:y="10cm">
          <text:p text:style-name="P1"><text:span text:style-name="T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3cm" svg:height="3cm" svg:x="32cm" svg:y="10cm">
          <text:p text:style-name="P1"><text:span text:style-name="T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3cm" svg:height="3cm" svg:x="28cm" svg:y="10cm">
          <text:p text:style-name="P1"><text:span text:style-name="T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5" draw:id="id15" draw:layer="layout" svg:width="3cm" svg:height="3cm" svg:x="14cm" svg:y="16cm">
          <text:p text:style-name="P1"><text:span text:style-name="T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2" draw:id="id12" draw:layer="layout" svg:width="3cm" svg:height="3cm" svg:x="26cm" svg:y="16cm">
          <text:p text:style-name="P1"><text:span text:style-name="T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7" draw:id="id7" draw:layer="layout" svg:width="3cm" svg:height="3cm" svg:x="18cm" svg:y="16cm">
          <text:p text:style-name="P1"><text:span text:style-name="T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1" draw:id="id11" draw:layer="layout" svg:width="3cm" svg:height="3cm" svg:x="30cm" svg:y="16cm">
          <text:p text:style-name="P1"><text:span text:style-name="T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cm" svg:height="3cm" svg:x="10cm" svg:y="16cm">
          <text:p text:style-name="P3"><text:span text:style-name="T1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cm" svg:height="3cm" svg:x="18cm" svg:y="22cm">
          <text:p text:style-name="P1"><text:span text:style-name="T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3cm" svg:height="3cm" svg:x="6cm" svg:y="16cm">
          <text:p text:style-name="P1"><text:span text:style-name="T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6" draw:id="id16" draw:layer="layout" svg:width="3cm" svg:height="3cm" svg:x="22cm" svg:y="16cm">
          <text:p text:style-name="P1"><text:span text:style-name="T1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curve" svg:x1="20cm" svg:y1="5.5cm" svg:x2="17.5cm" svg:y2="10cm" draw:start-shape="id1" draw:start-glue-point="6" draw:end-shape="id2" draw:end-glue-point="4" svg:d="M20000 5500c-1667 0-2500 1500-2500 4500" svg:viewBox="0 0 2501 4501">
          <text:p/>
        </draw:connector>
        <draw:connector draw:style-name="gr11" draw:text-style-name="P14" draw:layer="layout" draw:type="curve" svg:x1="20cm" svg:y1="5.5cm" svg:x2="13.5cm" svg:y2="10cm" draw:start-shape="id1" draw:start-glue-point="6" draw:end-shape="id3" draw:end-glue-point="4" svg:d="M20000 5500c-4334 0-6500 1500-6500 4500" svg:viewBox="0 0 6501 4501">
          <text:p/>
        </draw:connector>
        <draw:connector draw:style-name="gr12" draw:text-style-name="P14" draw:layer="layout" draw:type="curve" svg:x1="9.5cm" svg:y1="13cm" svg:x2="7.5cm" svg:y2="16cm" draw:start-shape="id4" draw:start-glue-point="8" draw:end-shape="id5" draw:end-glue-point="4" svg:d="M9500 13000c0 2251-2000 752-2000 3000" svg:viewBox="0 0 2001 3001">
          <text:p/>
        </draw:connector>
        <draw:connector draw:style-name="gr13" draw:text-style-name="P14" draw:layer="layout" draw:type="curve" svg:x1="17.5cm" svg:y1="13cm" svg:x2="11.5cm" svg:y2="16cm" draw:start-shape="id2" draw:start-glue-point="8" draw:end-shape="id6" draw:end-glue-point="4" svg:d="M17500 13000c0 2251-6000 752-6000 3000" svg:viewBox="0 0 6001 3001">
          <text:p/>
        </draw:connector>
        <draw:connector draw:style-name="gr14" draw:text-style-name="P14" draw:layer="layout" draw:type="curve" svg:x1="13.5cm" svg:y1="13cm" svg:x2="11.5cm" svg:y2="16cm" draw:start-shape="id3" draw:start-glue-point="8" draw:end-shape="id6" svg:d="M13500 13000c0 2251-2000 752-2000 3000" svg:viewBox="0 0 2001 3001">
          <text:p/>
        </draw:connector>
        <draw:connector draw:style-name="gr15" draw:text-style-name="P14" draw:layer="layout" draw:type="curve" svg:x1="13.5cm" svg:y1="13cm" svg:x2="19.5cm" svg:y2="16cm" draw:start-shape="id3" draw:start-glue-point="8" draw:end-shape="id7" draw:end-glue-point="4" svg:d="M13500 13000c0 2251 6000 752 6000 3000" svg:viewBox="0 0 6001 3001">
          <text:p/>
        </draw:connector>
        <draw:connector draw:style-name="gr16" draw:text-style-name="P14" draw:layer="layout" draw:type="curve" svg:x1="13.5cm" svg:y1="13cm" svg:x2="7.5cm" svg:y2="16cm" draw:start-shape="id3" draw:start-glue-point="8" draw:end-shape="id5" draw:end-glue-point="4" svg:d="M13500 13000c0 2251-6000 752-6000 3000" svg:viewBox="0 0 6001 3001">
          <text:p/>
        </draw:connector>
        <draw:connector draw:style-name="gr17" draw:text-style-name="P14" draw:layer="layout" draw:type="curve" svg:x1="20cm" svg:y1="5.5cm" svg:x2="9.5cm" svg:y2="10cm" draw:start-shape="id1" draw:start-glue-point="6" draw:end-shape="id4" draw:end-glue-point="4" svg:d="M20000 5500c-7000 0-10500 1500-10500 4500" svg:viewBox="0 0 10501 4501">
          <text:p/>
        </draw:connector>
        <draw:connector draw:style-name="gr18" draw:text-style-name="P14" draw:layer="layout" draw:type="curve" svg:x1="23cm" svg:y1="5.5cm" svg:x2="29.5cm" svg:y2="10cm" draw:start-shape="id1" draw:start-glue-point="10" draw:end-shape="id8" draw:end-glue-point="4" svg:d="M23000 5500c4334 0 6500 1500 6500 4500" svg:viewBox="0 0 6501 4501">
          <text:p/>
        </draw:connector>
        <draw:connector draw:style-name="gr19" draw:text-style-name="P14" draw:layer="layout" draw:type="curve" svg:x1="23cm" svg:y1="5.5cm" svg:x2="25.5cm" svg:y2="10cm" draw:start-shape="id1" draw:start-glue-point="10" draw:end-shape="id9" draw:end-glue-point="4" svg:d="M23000 5500c1667 0 2500 1500 2500 4500" svg:viewBox="0 0 2501 4501">
          <text:p/>
        </draw:connector>
        <draw:connector draw:style-name="gr20" draw:text-style-name="P14" draw:layer="layout" draw:type="curve" svg:x1="23cm" svg:y1="5.5cm" svg:x2="33.5cm" svg:y2="10cm" draw:start-shape="id1" draw:start-glue-point="10" draw:end-shape="id10" draw:end-glue-point="4" svg:d="M23000 5500c7000 0 10500 1500 10500 4500" svg:viewBox="0 0 10501 4501">
          <text:p/>
        </draw:connector>
        <draw:connector draw:style-name="gr21" draw:text-style-name="P14" draw:layer="layout" draw:type="curve" svg:x1="29.5cm" svg:y1="13cm" svg:x2="31.5cm" svg:y2="16cm" draw:start-shape="id8" draw:start-glue-point="8" draw:end-shape="id11" draw:end-glue-point="4" svg:d="M29500 13000c0 2251 2000 752 2000 3000" svg:viewBox="0 0 2001 3001">
          <text:p/>
        </draw:connector>
        <draw:connector draw:style-name="gr22" draw:text-style-name="P14" draw:layer="layout" draw:type="curve" svg:x1="33.5cm" svg:y1="13cm" svg:x2="31.5cm" svg:y2="16cm" draw:start-shape="id10" draw:start-glue-point="8" draw:end-shape="id11" draw:end-glue-point="4" svg:d="M33500 13000c0 2251-2000 752-2000 3000" svg:viewBox="0 0 2001 3001">
          <text:p/>
        </draw:connector>
        <draw:connector draw:style-name="gr23" draw:text-style-name="P14" draw:layer="layout" draw:type="curve" svg:x1="29.5cm" svg:y1="13cm" svg:x2="27.5cm" svg:y2="16cm" draw:start-shape="id8" draw:start-glue-point="8" draw:end-shape="id12" draw:end-glue-point="4" svg:d="M29500 13000c0 2251-2000 752-2000 3000" svg:viewBox="0 0 2001 3001">
          <text:p/>
        </draw:connector>
        <draw:connector draw:style-name="gr24" draw:text-style-name="P14" draw:layer="layout" draw:type="curve" svg:x1="33.5cm" svg:y1="13cm" svg:x2="27.5cm" svg:y2="16cm" draw:start-shape="id10" draw:start-glue-point="8" draw:end-shape="id12" draw:end-glue-point="4" svg:d="M33500 13000c0 2251-6000 752-6000 3000" svg:viewBox="0 0 6001 3001">
          <text:p/>
        </draw:connector>
        <draw:connector draw:style-name="gr25" draw:text-style-name="P14" draw:layer="layout" draw:type="curve" svg:x1="25.5cm" svg:y1="13cm" svg:x2="27.5cm" svg:y2="16cm" draw:start-shape="id9" draw:start-glue-point="8" draw:end-shape="id12" draw:end-glue-point="4" svg:d="M25500 13000c0 2251 2000 752 2000 3000" svg:viewBox="0 0 2001 3001">
          <text:p/>
        </draw:connector>
        <draw:connector draw:style-name="gr26" draw:text-style-name="P14" draw:layer="layout" draw:type="curve" svg:x1="19.5cm" svg:y1="19cm" svg:x2="19.5cm" svg:y2="22cm" draw:start-shape="id7" draw:start-glue-point="8" draw:end-shape="id13" draw:end-glue-point="4" svg:d="M19500 19000v3000" svg:viewBox="0 0 1 3001">
          <text:p/>
        </draw:connector>
        <draw:connector draw:style-name="gr27" draw:text-style-name="P14" draw:layer="layout" draw:type="curve" svg:x1="11.5cm" svg:y1="19cm" svg:x2="19.5cm" svg:y2="22cm" draw:start-shape="id6" draw:start-glue-point="8" draw:end-shape="id13" draw:end-glue-point="4" svg:d="M11500 19000c0 2251 8000 752 8000 3000" svg:viewBox="0 0 8001 3001">
          <text:p/>
        </draw:connector>
        <draw:connector draw:style-name="gr28" draw:text-style-name="P14" draw:layer="layout" draw:type="curve" svg:x1="7.5cm" svg:y1="19cm" svg:x2="19.5cm" svg:y2="22cm" draw:start-shape="id5" draw:start-glue-point="8" draw:end-shape="id13" draw:end-glue-point="4" svg:d="M7500 19000c0 2251 12000 752 12000 3000" svg:viewBox="0 0 12001 3001">
          <text:p/>
        </draw:connector>
        <draw:connector draw:style-name="gr29" draw:text-style-name="P14" draw:layer="layout" draw:type="curve" svg:x1="31.5cm" svg:y1="19cm" svg:x2="23.5cm" svg:y2="22cm" draw:start-shape="id11" draw:start-glue-point="8" draw:end-shape="id14" draw:end-glue-point="4" svg:d="M31500 19000c0 2251-8000 752-8000 3000" svg:viewBox="0 0 8001 3001">
          <text:p/>
        </draw:connector>
        <draw:connector draw:style-name="gr30" draw:text-style-name="P14" draw:layer="layout" draw:type="curve" svg:x1="27.5cm" svg:y1="19cm" svg:x2="23.5cm" svg:y2="22cm" draw:start-shape="id12" draw:start-glue-point="8" draw:end-shape="id14" draw:end-glue-point="4" svg:d="M27500 19000c0 2251-4000 752-4000 3000" svg:viewBox="0 0 4001 3001">
          <text:p/>
        </draw:connector>
        <draw:connector draw:style-name="gr31" draw:text-style-name="P14" draw:layer="layout" draw:type="curve" svg:x1="17.5cm" svg:y1="13cm" svg:x2="15.5cm" svg:y2="16cm" draw:start-shape="id2" draw:start-glue-point="8" draw:end-shape="id15" draw:end-glue-point="4" svg:d="M17500 13000c0 2251-2000 752-2000 3000" svg:viewBox="0 0 2001 3001">
          <text:p/>
        </draw:connector>
        <draw:custom-shape draw:style-name="gr3" draw:text-style-name="P11" xml:id="id14" draw:id="id14" draw:layer="layout" svg:width="3cm" svg:height="3cm" svg:x="22cm" svg:y="22cm">
          <text:p text:style-name="P1"><text:span text:style-name="T1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4" draw:layer="layout" draw:type="curve" svg:x1="15.5cm" svg:y1="19cm" svg:x2="23.5cm" svg:y2="22cm" draw:start-shape="id15" draw:start-glue-point="8" draw:end-shape="id14" draw:end-glue-point="4" svg:d="M15500 19000c0 2251 8000 752 8000 3000" svg:viewBox="0 0 8001 3001">
          <text:p/>
        </draw:connector>
        <draw:connector draw:style-name="gr30" draw:text-style-name="P14" draw:layer="layout" draw:type="curve" svg:x1="27.5cm" svg:y1="19cm" svg:x2="19.5cm" svg:y2="22cm" draw:start-shape="id12" draw:start-glue-point="8" draw:end-shape="id13" draw:end-glue-point="4" svg:d="M27500 19000c0 2251-8000 752-8000 3000" svg:viewBox="0 0 8001 3001">
          <text:p/>
        </draw:connector>
        <draw:connector draw:style-name="gr33" draw:text-style-name="P14" draw:layer="layout" draw:type="curve" svg:x1="23.5cm" svg:y1="19cm" svg:x2="19.5cm" svg:y2="22cm" draw:start-shape="id16" draw:start-glue-point="8" draw:end-shape="id13" draw:end-glue-point="4" svg:d="M23500 19000c0 2251-4000 752-4000 3000" svg:viewBox="0 0 4001 3001">
          <text:p/>
        </draw:connector>
        <draw:connector draw:style-name="gr32" draw:text-style-name="P14" draw:layer="layout" draw:type="curve" svg:x1="15.5cm" svg:y1="19cm" svg:x2="19.5cm" svg:y2="22cm" draw:start-shape="id15" draw:start-glue-point="8" draw:end-shape="id13" draw:end-glue-point="4" svg:d="M15500 19000c0 2251 4000 752 4000 3000" svg:viewBox="0 0 4001 3001">
          <text:p/>
        </draw:connector>
        <draw:custom-shape draw:style-name="gr6" draw:text-style-name="P9" xml:id="id17" draw:id="id17" draw:layer="layout" svg:width="3cm" svg:height="3cm" svg:x="34cm" svg:y="16cm">
          <text:p text:style-name="P1"><text:span text:style-name="T1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33.5cm" svg:y1="13cm" svg:x2="35.5cm" svg:y2="16cm" draw:start-shape="id10" draw:start-glue-point="8" draw:end-shape="id17" draw:end-glue-point="4" svg:d="M33500 13000c0 2251 2000 752 2000 3000" svg:viewBox="0 0 2001 3001">
          <text:p/>
        </draw:connector>
        <draw:connector draw:style-name="gr21" draw:text-style-name="P14" draw:layer="layout" draw:type="curve" svg:x1="29.5cm" svg:y1="13cm" svg:x2="35.5cm" svg:y2="16cm" draw:start-shape="id8" draw:end-shape="id17" draw:end-glue-point="4" svg:d="M29500 13000c0 2251 6000 752 6000 3000" svg:viewBox="0 0 6001 3001">
          <text:p/>
        </draw:connector>
        <draw:connector draw:style-name="gr22" draw:text-style-name="P14" draw:layer="layout" draw:type="curve" svg:x1="35.5cm" svg:y1="19cm" svg:x2="23.5cm" svg:y2="22cm" draw:start-shape="id17" draw:start-glue-point="8" draw:end-shape="id14" draw:end-glue-point="4" svg:d="M35500 19000c0 2251-12000 752-12000 3000" svg:viewBox="0 0 12001 3001">
          <text:p/>
        </draw:connector>
        <draw:custom-shape draw:style-name="gr9" draw:text-style-name="P15" xml:id="id18" draw:id="id18" draw:layer="layout" svg:width="3cm" svg:height="3cm" svg:x="20cm" svg:y="10cm">
          <text:p text:style-name="P1"><text:span text:style-name="T1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curve" svg:x1="21.5cm" svg:y1="13cm" svg:x2="23.5cm" svg:y2="16cm" draw:start-shape="id18" draw:start-glue-point="8" draw:end-shape="id16" draw:end-glue-point="4" svg:d="M21500 13000c0 2251 2000 752 2000 3000" svg:viewBox="0 0 2001 3001">
          <text:p/>
        </draw:connector>
        <draw:connector draw:style-name="gr10" draw:text-style-name="P14" draw:layer="layout" draw:type="curve" svg:x1="21.5cm" svg:y1="7cm" svg:x2="21.5cm" svg:y2="10cm" draw:start-shape="id1" draw:start-glue-point="8" draw:end-shape="id18" draw:end-glue-point="4" svg:d="M21500 7000v3000" svg:viewBox="0 0 1 3001">
          <text:p/>
        </draw:connector>
        <draw:connector draw:style-name="gr31" draw:text-style-name="P14" draw:layer="layout" draw:type="curve" svg:x1="17.429cm" svg:y1="12.988cm" svg:x2="19.5cm" svg:y2="16cm" draw:end-shape="id7" draw:end-glue-point="4" svg:d="M17429 12988c0 1884 2071 378 2071 3012" svg:viewBox="0 0 2072 301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1200" draw:border="0%"/>
    <draw:gradient draw:name="Rellenado_20_amarillo" draw:display-name="Rellenado amarillo" draw:style="linear" draw:start-color="#ffde59" draw:end-color="#b47804" draw:start-intensity="100%" draw:end-intensity="100%" draw:angle="1200" draw:border="0%"/>
    <draw:gradient draw:name="Rellenado_20_azul" draw:display-name="Rellenado azul" draw:style="linear" draw:start-color="#729fcf" draw:end-color="#355269" draw:start-intensity="100%" draw:end-intensity="100%" draw:angle="1200" draw:border="0%"/>
    <draw:gradient draw:name="Rellenado_20_rojo" draw:display-name="Rellenado rojo" draw:style="linear" draw:start-color="#ff6d6d" draw:end-color="#c9211e" draw:start-intensity="100%" draw:end-intensity="100%" draw:angle="1200" draw:border="0%"/>
    <draw:gradient draw:name="Rellenado_20_verde" draw:display-name="Rellenado verde" draw:style="linear" draw:start-color="#77bc65" draw:end-color="#127622" draw:start-intensity="100%" draw:end-intensity="100%" draw:angle="1200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MX" style:letter-kerning="true" style:font-name-asian="FreeSans2" style:font-family-asian="FreeSans" style:font-pitch-asian="variable" style:font-size-asian="12pt" style:language-asian="hi" style:country-asian="IN" style:font-size-complex="12pt"/>
    </style:style>
    <style:style style:name="Símbolos_20_de_20_numeración" style:display-name="Símbolos de numeración" style:family="graphic">
      <style:paragraph-properties style:text-autospace="none"/>
      <style:text-properties style:font-name="Times New Roman" fo:font-family="'Times New Roman'" style:font-family-generic="roman" style:font-pitch="variable" fo:font-size="9.5pt" style:font-name-complex="Times New Roman" style:font-family-complex="'Times New Roman'" style:font-family-generic-complex="roman" style:font-pitch-complex="variable" style:font-size-complex="9.5pt"/>
    </style:style>
    <style:style style:name="Viñetas" style:family="graphic">
      <style:paragraph-properties style:text-autospace="none"/>
      <style:text-properties fo:color="#00ff00" loext:opacity="100%" loext:color-lum-mod="100%" loext:color-lum-off="0%" style:font-name="Times New Roman" fo:font-family="'Times New Roman'" style:font-family-generic="roman" style:font-pitch="variable" fo:font-size="9.5pt" fo:font-weight="bold" style:font-name-asian="OpenSymbol" style:font-family-asian="OpenSymbol, 'Arial Unicode MS'" style:font-charset-asian="x-symbol" style:font-size-asian="9.5pt" style:font-weight-asian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4-06T21:09:38.220596080</meta:creation-date>
    <meta:editing-duration>PT2H56M2S</meta:editing-duration>
    <meta:editing-cycles>31</meta:editing-cycles>
    <meta:generator>LibreOffice/7.4.7.2$Linux_X86_64 LibreOffice_project/40$Build-2</meta:generator>
    <dc:date>2025-03-09T15:59:00.749407975</dc:date>
    <meta:document-statistic meta:object-count="50"/>
  </office:meta>
</office:document-meta>
</file>